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DetailLayout.format( final 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DetailLayout.formatProperties( Logging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DetailLayout.ignores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etailLayout.copyForHTML( Logging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ventDetailLayout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etailLayout.EventDetail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DetailLayout.activate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DetailLayout.setConversionPattern( String conversion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DetailLayout.formatLocationInfo( 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DetailLayout.escape( String str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ventDetailLayout.getConversion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etailLayout.getF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